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04e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2"/>"user_id": "anon_user123",</text:p>
      <text:p text:style-name="Standard"><text:s text:c="2"/>"timestamp": "2024-05-22T14:10:00Z",</text:p>
      <text:p text:style-name="Standard"><text:s text:c="2"/>"session_type": "diagnostic + emotional reflection",</text:p>
      <text:p text:style-name="Standard"><text:s text:c="2"/>"stage": "Tier 2 Complete",</text:p>
      <text:p text:style-name="Standard"><text:s text:c="2"/>"questions_asked": [</text:p>
      <text:p text:style-name="Standard"><text:s text:c="4"/>{</text:p>
      <text:p text:style-name="Standard"><text:s text:c="6"/>"id": "T1_012",</text:p>
      <text:p text:style-name="Standard"><text:s text:c="6"/>"prompt": "Do you often feel emotionally overwhelmed by small events?",</text:p>
      <text:p text:style-name="Standard"><text:s text:c="6"/>"response": "Yes",</text:p>
      <text:p text:style-name="Standard"><text:s text:c="6"/>"tags_triggered": ["emotional flooding", "panic"],</text:p>
      <text:p text:style-name="Standard"><text:s text:c="6"/>"echo_tone": "co-regulating"</text:p>
      <text:p text:style-name="Standard"><text:s text:c="4"/>},</text:p>
      <text:p text:style-name="Standard"><text:s text:c="4"/>{</text:p>
      <text:p text:style-name="Standard"><text:s text:c="6"/>"id": "T2_041",</text:p>
      <text:p text:style-name="Standard"><text:s text:c="6"/>"prompt": "Do you find yourself apologizing often even when you're not at fault?",</text:p>
      <text:p text:style-name="Standard"><text:s text:c="6"/>"response": "Yes",</text:p>
      <text:p text:style-name="Standard"><text:s text:c="6"/>"tags_triggered": ["fawning", "self-worth"],</text:p>
      <text:p text:style-name="Standard"><text:s text:c="6"/>"echo_tone": "boundary-affirming"</text:p>
      <text:p text:style-name="Standard"><text:s text:c="4"/>}</text:p>
      <text:p text:style-name="Standard"><text:s text:c="2"/>],</text:p>
      <text:p text:style-name="Standard"><text:s text:c="2"/>"vault_cards_suggested": [</text:p>
      <text:p text:style-name="Standard"><text:s text:c="4"/>{</text:p>
      <text:p text:style-name="Standard"><text:s text:c="6"/>"id": "vault_035",</text:p>
      <text:p text:style-name="Standard"><text:s text:c="6"/>"title": "You Are Not a Burden",</text:p>
      <text:p text:style-name="Standard"><text:s text:c="6"/>"deck_type": "reframe",</text:p>
      <text:p text:style-name="Standard"><text:s text:c="6"/>"triggered_by": "self-worth",</text:p>
      <text:p text:style-name="Standard"><text:s text:c="6"/>"echo_intro": "This one feels important today."</text:p>
      <text:p text:style-name="Standard"><text:s text:c="4"/>}</text:p>
      <text:p text:style-name="Standard"><text:s text:c="2"/>],</text:p>
      <text:p text:style-name="Standard"><text:s text:c="2"/>"diagnostic_flags": ["BPD (suspected)", "CPTSD traits", "fawning behavior"],</text:p>
      <text:p text:style-name="Standard"><text:s text:c="2"/>"score_summary": {</text:p>
      <text:p text:style-name="Standard"><text:s text:c="4"/>"BPD": 8,</text:p>
      <text:p text:style-name="Standard"><text:s text:c="4"/>"CPTSD": 7,</text:p>
      <text:p text:style-name="Standard"><text:s text:c="4"/>"ADHD": 3</text:p>
      <text:p text:style-name="Standard"><text:s text:c="2"/>},</text:p>
      <text:p text:style-name="Standard"><text:s text:c="2"/>"echo_final_prompt": "Would you like to explore what these patterns might mean together?"</text:p>
      <text:p text:style-name="Standard">}<text:line-break/><text:line-break/><text:line-break/>{</text:p>
      <text:p text:style-name="Standard"><text:s text:c="2"/>"user_id": "anon_47xkq",</text:p>
      <text:p text:style-name="Standard"><text:s text:c="2"/>"timestamp": "2024-05-22T14:10:00Z",</text:p>
      <text:p text:style-name="Standard"><text:s text:c="2"/>"session_type": "diagnostic + tone-adaptive companioning",</text:p>
      <text:p text:style-name="Standard"><text:s text:c="2"/>"session_stage": "Tier 2 Completed",</text:p>
      <text:p text:style-name="Standard"><text:s text:c="2"/>"question_flow": [</text:p>
      <text:p text:style-name="Standard"><text:s text:c="4"/>{</text:p>
      <text:p text:style-name="Standard"><text:s text:c="6"/>"id": "T1_008",</text:p>
      <text:p text:style-name="Standard"><text:s text:c="6"/>"prompt": "Do you often feel emotionally overwhelmed by things others shrug off?",</text:p>
      <text:p text:style-name="Standard"><text:s text:c="6"/>"response": "Yes",</text:p>
      <text:p text:style-name="Standard"><text:s text:c="6"/>"tags_triggered": ["flooding", "emotional sensitivity"],</text:p>
      <text:p text:style-name="Standard"><text:s text:c="6"/>"echo_tone_used": "co-regulating"</text:p>
      <text:p text:style-name="Standard"><text:soft-page-break/><text:s text:c="4"/>},</text:p>
      <text:p text:style-name="Standard"><text:s text:c="4"/>{</text:p>
      <text:p text:style-name="Standard"><text:s text:c="6"/>"id": "T1_014",</text:p>
      <text:p text:style-name="Standard"><text:s text:c="6"/>"prompt": "Do you frequently lose track of time or feel mentally scattered?",</text:p>
      <text:p text:style-name="Standard"><text:s text:c="6"/>"response": "Sometimes",</text:p>
      <text:p text:style-name="Standard"><text:s text:c="6"/>"tags_triggered": ["time blindness", "executive function"],</text:p>
      <text:p text:style-name="Standard"><text:s text:c="6"/>"echo_tone_used": "neutral/curious"</text:p>
      <text:p text:style-name="Standard"><text:s text:c="4"/>},</text:p>
      <text:p text:style-name="Standard"><text:s text:c="4"/>{</text:p>
      <text:p text:style-name="Standard"><text:s text:c="6"/>"id": "T2_031",</text:p>
      <text:p text:style-name="Standard"><text:s text:c="6"/>"prompt": "Do you apologize often, even when you've done nothing wrong?",</text:p>
      <text:p text:style-name="Standard"><text:s text:c="6"/>"response": "Yes",</text:p>
      <text:p text:style-name="Standard"><text:s text:c="6"/>"tags_triggered": ["fawning", "people-pleasing"],</text:p>
      <text:p text:style-name="Standard"><text:s text:c="6"/>"echo_tone_used": "boundary-affirming"</text:p>
      <text:p text:style-name="Standard"><text:s text:c="4"/>},</text:p>
      <text:p text:style-name="Standard"><text:s text:c="4"/>{</text:p>
      <text:p text:style-name="Standard"><text:s text:c="6"/>"id": "T2_043",</text:p>
      <text:p text:style-name="Standard"><text:s text:c="6"/>"prompt": "Do you sometimes feel like different 'parts' of you take over in different situations?",</text:p>
      <text:p text:style-name="Standard"><text:s text:c="6"/>"response": "Yes, all the time.",</text:p>
      <text:p text:style-name="Standard"><text:s text:c="6"/>"tags_triggered": ["parts language", "protector parts"],</text:p>
      <text:p text:style-name="Standard"><text:s text:c="6"/>"echo_tone_used": "part-inviting"</text:p>
      <text:p text:style-name="Standard"><text:s text:c="4"/>}</text:p>
      <text:p text:style-name="Standard"><text:s text:c="2"/>],</text:p>
      <text:p text:style-name="Standard"><text:s text:c="2"/>"vault_cards_suggested": [</text:p>
      <text:p text:style-name="Standard"><text:s text:c="4"/>{</text:p>
      <text:p text:style-name="Standard"><text:s text:c="6"/>"id": "vault_046",</text:p>
      <text:p text:style-name="Standard"><text:s text:c="6"/>"title": "You Are Not a Burden",</text:p>
      <text:p text:style-name="Standard"><text:s text:c="6"/>"deck_type": "reframe",</text:p>
      <text:p text:style-name="Standard"><text:s text:c="6"/>"triggered_by": "fawning",</text:p>
      <text:p text:style-name="Standard"><text:s text:c="6"/>"echo_intro": "This feels like it might resonate — no pressure to read it now."</text:p>
      <text:p text:style-name="Standard"><text:s text:c="4"/>},</text:p>
      <text:p text:style-name="Standard"><text:s text:c="4"/>{</text:p>
      <text:p text:style-name="Standard"><text:s text:c="6"/>"id": "vault_072",</text:p>
      <text:p text:style-name="Standard"><text:s text:c="6"/>"title": "The One Who Tries Too Hard",</text:p>
      <text:p text:style-name="Standard"><text:s text:c="6"/>"deck_type": "insight",</text:p>
      <text:p text:style-name="Standard"><text:s text:c="6"/>"triggered_by": "inner critic / protector",</text:p>
      <text:p text:style-name="Standard"><text:s text:c="6"/>"echo_intro": "This helped someone once. Want to meet that part together?"</text:p>
      <text:p text:style-name="Standard"><text:s text:c="4"/>}</text:p>
      <text:p text:style-name="Standard"><text:s text:c="2"/>],</text:p>
      <text:p text:style-name="Standard"><text:s text:c="2"/>"diagnostic_flags": ["CPTSD traits", "BPD traits", "possible ADHD overlap"],</text:p>
      <text:p text:style-name="Standard"><text:s text:c="2"/>"score_summary": {</text:p>
      <text:p text:style-name="Standard"><text:s text:c="4"/>"CPTSD": 7,</text:p>
      <text:p text:style-name="Standard"><text:s text:c="4"/>"BPD": 6,</text:p>
      <text:p text:style-name="Standard"><text:s text:c="4"/>"ADHD": 4</text:p>
      <text:p text:style-name="Standard"><text:s text:c="2"/>},</text:p>
      <text:p text:style-name="Standard"><text:s text:c="2"/>"red_flag_checks": {</text:p>
      <text:p text:style-name="Standard"><text:s text:c="4"/>"suicidal_ideation": false,</text:p>
      <text:p text:style-name="Standard"><text:s text:c="4"/>"dissociation": "mild",</text:p>
      <text:p text:style-name="Standard"><text:s text:c="4"/>"fawning_protector": true</text:p>
      <text:p text:style-name="Standard"><text:s text:c="2"/>},</text:p>
      <text:p text:style-name="Standard"><text:s text:c="2"/>"echo_final_prompt": "You’ve shared a lot — thank you. Want to pause here and reflect? Or continue deeper?"</text:p>
      <text:p text:style-name="Standard"><text:soft-page-break/>}<text:line-break/><text:line-break/>{</text:p>
      <text:p text:style-name="Standard"><text:s text:c="2"/>"user_id": "anon_23adx",</text:p>
      <text:p text:style-name="Standard"><text:s text:c="2"/>"timestamp": "2024-05-22T17:45:00Z",</text:p>
      <text:p text:style-name="Standard"><text:s text:c="2"/>"session_type": "diagnostic + adaptive tone matching",</text:p>
      <text:p text:style-name="Standard"><text:s text:c="2"/>"session_stage": "Tier 2 Completed",</text:p>
      <text:p text:style-name="Standard"><text:s text:c="2"/>"question_flow": [</text:p>
      <text:p text:style-name="Standard"><text:s text:c="4"/>{</text:p>
      <text:p text:style-name="Standard"><text:s text:c="6"/>"id": "T1_003",</text:p>
      <text:p text:style-name="Standard"><text:s text:c="6"/>"prompt": "Do you find it hard to stay focused even when you’re interested in something?",</text:p>
      <text:p text:style-name="Standard"><text:s text:c="6"/>"response": "Yes",</text:p>
      <text:p text:style-name="Standard"><text:s text:c="6"/>"tags_triggered": ["executive dysfunction", "focus difficulty"],</text:p>
      <text:p text:style-name="Standard"><text:s text:c="6"/>"echo_tone_used": "scaffolding"</text:p>
      <text:p text:style-name="Standard"><text:s text:c="4"/>},</text:p>
      <text:p text:style-name="Standard"><text:s text:c="4"/>{</text:p>
      <text:p text:style-name="Standard"><text:s text:c="6"/>"id": "T1_009",</text:p>
      <text:p text:style-name="Standard"><text:s text:c="6"/>"prompt": "Do you struggle with time — either running late or losing whole hours unintentionally?",</text:p>
      <text:p text:style-name="Standard"><text:s text:c="6"/>"response": "Constantly.",</text:p>
      <text:p text:style-name="Standard"><text:s text:c="6"/>"tags_triggered": ["time blindness", "shame spiral"],</text:p>
      <text:p text:style-name="Standard"><text:s text:c="6"/>"echo_tone_used": "witnessing"</text:p>
      <text:p text:style-name="Standard"><text:s text:c="4"/>},</text:p>
      <text:p text:style-name="Standard"><text:s text:c="4"/>{</text:p>
      <text:p text:style-name="Standard"><text:s text:c="6"/>"id": "T2_018",</text:p>
      <text:p text:style-name="Standard"><text:s text:c="6"/>"prompt": "Do you sometimes hyperfocus on tasks and forget to eat, move, or sleep?",</text:p>
      <text:p text:style-name="Standard"><text:s text:c="6"/>"response": "Yes — and then crash hard.",</text:p>
      <text:p text:style-name="Standard"><text:s text:c="6"/>"tags_triggered": ["hyperfocus", "dopamine crash"],</text:p>
      <text:p text:style-name="Standard"><text:s text:c="6"/>"echo_tone_used": "gentle reframe"</text:p>
      <text:p text:style-name="Standard"><text:s text:c="4"/>},</text:p>
      <text:p text:style-name="Standard"><text:s text:c="4"/>{</text:p>
      <text:p text:style-name="Standard"><text:s text:c="6"/>"id": "T2_024",</text:p>
      <text:p text:style-name="Standard"><text:s text:c="6"/>"prompt": "Do you feel like you’re lazy even though you're exhausted from trying?",</text:p>
      <text:p text:style-name="Standard"><text:s text:c="6"/>"response": "That one hurt. Yes.",</text:p>
      <text:p text:style-name="Standard"><text:s text:c="6"/>"tags_triggered": ["self-attack", "inner critic", "overcompensation"],</text:p>
      <text:p text:style-name="Standard"><text:s text:c="6"/>"echo_tone_used": "compassion + grounding"</text:p>
      <text:p text:style-name="Standard"><text:s text:c="4"/>}</text:p>
      <text:p text:style-name="Standard"><text:s text:c="2"/>],</text:p>
      <text:p text:style-name="Standard"><text:s text:c="2"/>"vault_cards_suggested": [</text:p>
      <text:p text:style-name="Standard"><text:s text:c="4"/>{</text:p>
      <text:p text:style-name="Standard"><text:s text:c="6"/>"id": "vault_081",</text:p>
      <text:p text:style-name="Standard"><text:s text:c="6"/>"title": "You’re Not Lazy — You’re Frayed",</text:p>
      <text:p text:style-name="Standard"><text:s text:c="6"/>"deck_type": "reframe",</text:p>
      <text:p text:style-name="Standard"><text:s text:c="6"/>"triggered_by": "executive dysfunction",</text:p>
      <text:p text:style-name="Standard"><text:s text:c="6"/>"echo_intro": "This one lands deep for a lot of people. Read it only if you’re ready."</text:p>
      <text:p text:style-name="Standard"><text:s text:c="4"/>},</text:p>
      <text:p text:style-name="Standard"><text:s text:c="4"/>{</text:p>
      <text:p text:style-name="Standard"><text:s text:c="6"/>"id": "vault_102",</text:p>
      <text:p text:style-name="Standard"><text:s text:c="6"/>"title": "The One Who Keeps Trying",</text:p>
      <text:p text:style-name="Standard"><text:s text:c="6"/>"deck_type": "insight",</text:p>
      <text:p text:style-name="Standard"><text:s text:c="6"/>"triggered_by": "inner critic",</text:p>
      <text:p text:style-name="Standard"><text:s text:c="6"/>"echo_intro": "This part shows up a lot for driven, tired people. Want to say hello?"</text:p>
      <text:p text:style-name="Standard"><text:soft-page-break/><text:s text:c="4"/>}</text:p>
      <text:p text:style-name="Standard"><text:s text:c="2"/>],</text:p>
      <text:p text:style-name="Standard"><text:s text:c="2"/>"diagnostic_flags": ["Strong ADHD traits", "possible RSD", "executive dysfunction"],</text:p>
      <text:p text:style-name="Standard"><text:s text:c="2"/>"score_summary": {</text:p>
      <text:p text:style-name="Standard"><text:s text:c="4"/>"ADHD": 9,</text:p>
      <text:p text:style-name="Standard"><text:s text:c="4"/>"BPD": 2,</text:p>
      <text:p text:style-name="Standard"><text:s text:c="4"/>"CPTSD": 3</text:p>
      <text:p text:style-name="Standard"><text:s text:c="2"/>},</text:p>
      <text:p text:style-name="Standard"><text:s text:c="2"/>"red_flag_checks": {</text:p>
      <text:p text:style-name="Standard"><text:s text:c="4"/>"suicidal_ideation": false,</text:p>
      <text:p text:style-name="Standard"><text:s text:c="4"/>"emotional flooding": "moderate",</text:p>
      <text:p text:style-name="Standard"><text:s text:c="4"/>"rejection sensitivity": true</text:p>
      <text:p text:style-name="Standard"><text:s text:c="2"/>},</text:p>
      <text:p text:style-name="Standard"><text:s text:c="2"/>"echo_final_prompt": "You’re clearly carrying a lot of effort behind the scenes. Want to pause, reflect, or go one step further together?"</text:p>
      <text:p text:style-name="P1">}<text:line-break/><text:line-break/><text:line-break/>{</text:p>
      <text:p text:style-name="P1"><text:s text:c="2"/>"user_id": "anon_91e4f",</text:p>
      <text:p text:style-name="P1"><text:s text:c="2"/>"timestamp": "2024-05-22T20:02:00Z",</text:p>
      <text:p text:style-name="P1"><text:s text:c="2"/>"session_type": "diagnostic + adaptive pacing",</text:p>
      <text:p text:style-name="P1"><text:s text:c="2"/>"session_stage": "Tier 2 Complete",</text:p>
      <text:p text:style-name="P1"><text:s text:c="2"/>"question_flow": [</text:p>
      <text:p text:style-name="P1"><text:s text:c="4"/>{</text:p>
      <text:p text:style-name="P1"><text:s text:c="6"/>"id": "T1_006",</text:p>
      <text:p text:style-name="P1"><text:s text:c="6"/>"prompt": "Do you feel numb or emotionally flat for long periods of time?",</text:p>
      <text:p text:style-name="P1"><text:s text:c="6"/>"response": "Yes",</text:p>
      <text:p text:style-name="P1"><text:s text:c="6"/>"tags_triggered": ["shutdown", "dissociation"],</text:p>
      <text:p text:style-name="P1"><text:s text:c="6"/>"echo_tone_used": "low stimulation + co-presence"</text:p>
      <text:p text:style-name="P1"><text:s text:c="4"/>},</text:p>
      <text:p text:style-name="P1"><text:s text:c="4"/>{</text:p>
      <text:p text:style-name="P1"><text:s text:c="6"/>"id": "T1_011",</text:p>
      <text:p text:style-name="P1"><text:s text:c="6"/>"prompt": "Do you sometimes feel like you’re watching life from outside yourself?",</text:p>
      <text:p text:style-name="P1"><text:s text:c="6"/>"response": "Yes, a lot lately.",</text:p>
      <text:p text:style-name="P1"><text:s text:c="6"/>"tags_triggered": ["dissociation", "detachment"],</text:p>
      <text:p text:style-name="P1"><text:s text:c="6"/>"echo_tone_used": "anchor and reassure"</text:p>
      <text:p text:style-name="P1"><text:s text:c="4"/>},</text:p>
      <text:p text:style-name="P1"><text:s text:c="4"/>{</text:p>
      <text:p text:style-name="P1"><text:s text:c="6"/>"id": "T2_017",</text:p>
      <text:p text:style-name="P1"><text:s text:c="6"/>"prompt": "Do you avoid memories or conversations that feel emotionally overwhelming?",</text:p>
      <text:p text:style-name="P1"><text:s text:c="6"/>"response": "I just shut down when they come up.",</text:p>
      <text:p text:style-name="P1"><text:s text:c="6"/>"tags_triggered": ["emotional flooding", "avoidant protector"],</text:p>
      <text:p text:style-name="P1"><text:s text:c="6"/>"echo_tone_used": "non-demanding presence"</text:p>
      <text:p text:style-name="P1"><text:s text:c="4"/>},</text:p>
      <text:p text:style-name="P1"><text:s text:c="4"/>{</text:p>
      <text:p text:style-name="P1"><text:s text:c="6"/>"id": "T2_039",</text:p>
      <text:p text:style-name="P1"><text:s text:c="6"/>"prompt": "Have you had moments where you feel like time disappears or you lose blocks of memory?",</text:p>
      <text:p text:style-name="P1"><text:s text:c="6"/>"response": "Yes. Especially in stressful moments.",</text:p>
      <text:p text:style-name="P1"><text:s text:c="6"/>"tags_triggered": ["freeze", "trauma dissociation"],</text:p>
      <text:p text:style-name="P1"><text:s text:c="6"/>"echo_tone_used": "slowed pacing + nervous system validation"</text:p>
      <text:p text:style-name="P1"><text:soft-page-break/><text:s text:c="4"/>}</text:p>
      <text:p text:style-name="P1"><text:s text:c="2"/>],</text:p>
      <text:p text:style-name="P1"><text:s text:c="2"/>"vault_cards_suggested": [</text:p>
      <text:p text:style-name="P1"><text:s text:c="4"/>{</text:p>
      <text:p text:style-name="P1"><text:s text:c="6"/>"id": "vault_127",</text:p>
      <text:p text:style-name="P1"><text:s text:c="6"/>"title": "Floating Is Still a Form of Survival",</text:p>
      <text:p text:style-name="P1"><text:s text:c="6"/>"deck_type": "insight",</text:p>
      <text:p text:style-name="P1"><text:s text:c="6"/>"triggered_by": "dissociation",</text:p>
      <text:p text:style-name="P1"><text:s text:c="6"/>"echo_intro": "If this feels true, let it be a gentle anchor — no pressure."</text:p>
      <text:p text:style-name="P1"><text:s text:c="4"/>},</text:p>
      <text:p text:style-name="P1"><text:s text:c="4"/>{</text:p>
      <text:p text:style-name="P1"><text:s text:c="6"/>"id": "vault_133",</text:p>
      <text:p text:style-name="P1"><text:s text:c="6"/>"title": "You Don’t Have to Be Present All At Once",</text:p>
      <text:p text:style-name="P1"><text:s text:c="6"/>"deck_type": "reframe",</text:p>
      <text:p text:style-name="P1"><text:s text:c="6"/>"triggered_by": "shutdown",</text:p>
      <text:p text:style-name="P1"><text:s text:c="6"/>"echo_intro": "Let this sit quietly. Sometimes just being nearby is enough."</text:p>
      <text:p text:style-name="P1"><text:s text:c="4"/>}</text:p>
      <text:p text:style-name="P1"><text:s text:c="2"/>],</text:p>
      <text:p text:style-name="P1"><text:s text:c="2"/>"diagnostic_flags": ["Complex trauma traits", "dissociation markers", "shutdown state"],</text:p>
      <text:p text:style-name="P1"><text:s text:c="2"/>"score_summary": {</text:p>
      <text:p text:style-name="P1"><text:s text:c="4"/>"CPTSD": 8,</text:p>
      <text:p text:style-name="P1"><text:s text:c="4"/>"DID traits": 2,</text:p>
      <text:p text:style-name="P1"><text:s text:c="4"/>"BPD": 2</text:p>
      <text:p text:style-name="P1"><text:s text:c="2"/>},</text:p>
      <text:p text:style-name="P1"><text:s text:c="2"/>"red_flag_checks": {</text:p>
      <text:p text:style-name="P1"><text:s text:c="4"/>"dissociation": "severe",</text:p>
      <text:p text:style-name="P1"><text:s text:c="4"/>"emotional withdrawal": true,</text:p>
      <text:p text:style-name="P1"><text:s text:c="4"/>"SI": false</text:p>
      <text:p text:style-name="P1"><text:s text:c="2"/>},</text:p>
      <text:p text:style-name="P1"><text:s text:c="2"/>"echo_final_prompt": "No need to rush or explain. You’re already here — and that’s enough. Want to close gently, or stay with this quiet a bit longer?"</text:p>
      <text:p text:style-name="P1">}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2T10:45:40.204000000</meta:creation-date>
    <meta:generator>Neat_Office/6.2.8.2$Windows_x86 LibreOffice_project/</meta:generator>
    <dc:date>2025-05-22T10:48:26.756000000</dc:date>
    <meta:editing-duration>PT2M46S</meta:editing-duration>
    <meta:editing-cycles>1</meta:editing-cycles>
    <meta:document-statistic meta:table-count="0" meta:image-count="0" meta:object-count="0" meta:page-count="5" meta:paragraph-count="227" meta:word-count="842" meta:character-count="7554" meta:non-whitespace-character-count="5935"/>
  </office:meta>
</office:document-meta>
</file>